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size="13pt" style:font-size-asian="13pt" style:font-size-complex="13pt"/>
    </style:style>
    <style:style style:name="T2" style:family="text">
      <style:text-properties fo:color="#444444" style:font-name="Roboto" fo:font-size="14pt" style:font-name-asian="Roboto1" style:font-size-asian="14pt" style:font-name-complex="Roboto1" style:font-size-complex="14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 believe that everybody comes to a place where you realize you are the grown-up and must explain who you are to your inner child or in my case my children, to rectify to your younger self who you are now that you are grown. For me, that moment came to a head during the pandemic as I had to reason with my 4-year-old son that while it was considered unsafe for so many to remain in public I was still off to work like normal. He was the 5th reported case in our county for context. My job wasn't essential but my paychecks were “that doesn't make any sense daddy”. The kids were right. They didn't want me to do this every day and neither did I. As I entered the house after a ten-hour shift on what was the hottest day of the year I was greeted with great excitement by my whole household first by my boy, then my girls. I picked all of 4 them up. They're getting so big I thought, one day I'll put them down for the last time. That day we talked about what they wanted to do and be when they are grownups. I was taken aback that they all wanted families with an idea of how many grandchildren they would give me, and they had fitting reasons for their career choices. Code named Critter is set on being a veterinarian and having 2 or 3 kids but she would like to be the daddy and not be pregnant. The BoiSon wants to be a police helicopter technology permitting but will settle for being a detective with 3 or 4 kids. My Tesla toaster said she will be “a best mommy like her mommy and use the potty”, she’s two so that's a good plan so far. Only the oldest my teenager doesn't know well not anymore but she had wanted to be a fashion designer to make the world pretty. I can see it in the way they care and help, the problems they face and want to see solved. They were fitting to the core of their personalities while playing into their strengths. It was at this moment I realized I had not been true to my inner child. What had I wanted to be when I grew up? Am I at least in that same ballpark? I’ve spent most of my working years so far as an automotive technician and my grandpa still laughs about the time I found a screwdriver and took off all the cabinets in the house then took apart my brother's crib with him in it. I’ve made good money in garages but that's not the ticket. I don't even like to drive cars can be cool but kinda boring in a way. <text:s/>I thought about the first time I saw a computer, I was just five and in kindergarten, our class was walked single file to a connex where the computer lab had been set up, the computers were large the screens were black with bright green text, they had the 8in floppy disk drives and no mouse, we did some typing lessons and learned some terminology. From that moment I wanted to be a computer programmer when I grew up. I fell in love with technology. I was obsessed with figuring out how things worked if it had batteries, I was taking it apart sometimes to fix it, and sometimes I broke it but every time the thrill was there. I figured out the hardware and </text:span><text:span text:style-name="T2">circuitry</text:span><text:span text:style-name="T1">, but I needed to know what those chips were doing. What's telling these components to do what they do? A few years later it happened I had a computer of my own. It was ancient for the time, just a gray and black screen floppy disk machine but it had some games. Of course, I took it apart, there were a few moving parts. I didn't break it, I put it back together and turned it on, and the ladder game was gone. I checked to see if the disc was in, and it was, I scratched my head the game was gone. I found another disk with another game on it but there were no more ladders, just run and jump. It seems to be a running theme in my life. Something is broken, I want to know why and if I can fix it, something works I want to know how, and if it can be better, sometimes I break it but it's worth the answers, hardware or software. I've found the software to be much more forgiving in a it’s not really on fire type of way. I became the guy that “knew computers” as grandma’s friends would say. I spent a lot of time in my teens up all night fixing pcs, hacking as a script kiddie, I was obsessed with how easy the web was making life, how I could look up anything and it was there or could be there. The web has never ceased to amaze me. One of grandma's friends got me a job at a company providing automotive retail management systems some years and experience later. I worked on what was called the bench repairing legacy terminals. It was there that I learned some of the more advanced tools of tech. I quickly moved to the specialist level and became responsible for training others, taking on dead ends, and quality control. Some of the tools I became proficient with are advanced soldering, oscilloscope diagnostic, and EPROM programming. Sadly I left that company due to dress code violations for deciding to grow out my hair. Looking back I may have been a bit rebellious but it was for a good cause I wanted to donate it to locks for love. <text:s/>My new appearance did not lend itself well in my hunt for employment then after, but I was in college anyway. <text:s/>So being strapped for cash and working on a business essay I decided to talk to this guy with the fancy car shop and that led me deeper into the automotive field where I became intimately familiar with the unique systems used by Europe's major automotive manufacturers, it was here where I would see the inefficacy of proprietary diagnostic software and learn the value of reverse engineering software via route tracing the hardware. Even before the pandemic, the European automotive repair industry had slowed, so after ten years in the field and with a quickly expanding family my priorities shifted I needed more flexibility in my schedule I needed to take care of the mental health I needed to grow up and be there for my family so I moved into simple inspections where I was able to take a week or two off at a time for the births of my children or when they got sick, albeit not paid time off but the flexibility was nice. My mind was unstimulated by the simplicity of the work and a work injury left me home with my soon-to-be grown-ups for a couple of weeks. I decided to be a real grown-up, I decided to pick up where I left off and start playing into my strengths and passions. While I may not be a grown-up yet, I am a software engineer. I get to build, break, contribute, and build back better something people will use every day as they go about being grown-ups in their way. Every day I’m pushing past good enough toward perf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 meta:word-count="1259" meta:character-count="6538" meta:non-whitespace-character-count="5277"/>
    <meta:generator>LibreOfficeDev/6.0.5.2$Linux_X86_64 LibreOffice_project/</meta:generator>
  </office:meta>
</office:document-meta>
</file>